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2">
      <style:paragraph-properties fo:margin-left="2.501cm" fo:margin-right="0cm" fo:text-indent="-0.635cm" style:auto-text-indent="false"/>
    </style:style>
    <style:style style:name="P4" style:family="paragraph" style:parent-style-name="Standard" style:list-style-name="L3">
      <style:paragraph-properties fo:margin-left="2.501cm" fo:margin-right="0cm" fo:text-indent="-0.635cm" style:auto-text-indent="false"/>
    </style:style>
    <style:style style:name="T1" style:family="text">
      <style:text-properties fo:color="#00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924405419376249614" text:style-name="L1">
        <text:list-item>
          <text:p text:style-name="P1">Add Log directory creation to deployer</text:p>
        </text:list-item>
        <text:list-item>
          <text:p text:style-name="P1">Add log location to constants</text:p>
        </text:list-item>
        <text:list-item>
          <text:p text:style-name="P1">Write design doc for all three DB's (Master, Slave, Main)</text:p>
        </text:list-item>
        <text:list-item>
          <text:p text:style-name="P1">Trim back M_ vars for slave</text:p>
        </text:list-item>
        <text:list-item>
          <text:p text:style-name="P1">Same for Master</text:p>
        </text:list-item>
        <text:list-item>
          <text:p text:style-name="P1">Create slave DB creation scripts</text:p>
        </text:list-item>
        <text:list-item>
          <text:p text:style-name="P1">Create Main DB creation scripts</text:p>
        </text:list-item>
        <text:list-item>
          <text:p text:style-name="P1">Move connection creation into SM on master</text:p>
        </text:list-item>
        <text:list-item>
          <text:p text:style-name="P1">Set the messaging service to use the listeners?</text:p>
        </text:list-item>
      </text:list>
      <text:list xml:id="list7483486888017269183" text:style-name="L2">
        <text:list-item>
          <text:p text:style-name="P3">Create listener</text:p>
        </text:list-item>
        <text:list-item>
          <text:p text:style-name="P3">wait for confirmation it is running</text:p>
        </text:list-item>
        <text:list-item>
          <text:p text:style-name="P3">launch slave and pass name of listener</text:p>
        </text:list-item>
      </text:list>
      <text:list xml:id="list2078523839" text:continue-list="list924405419376249614" text:style-name="L1">
        <text:list-item>
          <text:p text:style-name="P1">Change listeners to use runtime db for logging messages.</text:p>
        </text:list-item>
        <text:list-item>
          <text:p text:style-name="P1">Add killing the listeners to the exit traps.</text:p>
        </text:list-item>
        <text:list-item>
          <text:p text:style-name="P1">Create screen file and convert printing functions to print to it.</text:p>
        </text:list-item>
        <text:list-item>
          <text:p text:style-name="P1">Add setting of SM task for updating screen</text:p>
        </text:list-item>
        <text:list-item>
          <text:p text:style-name="P1">Add SM tasks to update screen to DB.</text:p>
        </text:list-item>
        <text:list-item>
          <text:p text:style-name="P1">Change function finding option -</text:p>
        </text:list-item>
      </text:list>
      <text:list xml:id="list5179218785994858404" text:style-name="L3">
        <text:list-item>
          <text:p text:style-name="P4">Exclude core for none dev</text:p>
        </text:list-item>
        <text:list-item>
          <text:p text:style-name="P4">Change output to include name of library for matching function</text:p>
        </text:list-item>
      </text:list>
      <text:list xml:id="list640693362" text:continue-list="list2078523839" text:style-name="L1">
        <text:list-item>
          <text:p text:style-name="P1">Add DB setup to m_init in slave, (base on master)</text:p>
        </text:list-item>
        <text:list-item>
          <text:p text:style-name="P1">Split off env setup from slave funcs (like master)</text:p>
        </text:list-item>
      </text:list>
      <text:p text:style-name="Standard"/>
      <text:p text:style-name="Standard">LISTENERS</text:p>
      <text:list xml:id="list58287958641580758" text:style-name="L4">
        <text:list-item>
          <text:p text:style-name="P2">Create table in DB for msgs</text:p>
        </text:list-item>
        <text:list-item>
          <text:p text:style-name="P2">Create Sender</text:p>
        </text:list-item>
        <text:list-item>
          <text:p text:style-name="P2">Recreate listener and use msg tables</text:p>
        </text:list-item>
        <text:list-item>
          <text:p text:style-name="P2">Create msg update functions for DB</text:p>
        </text:list-item>
      </text:list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7:48:15</meta:creation-date>
    <meta:generator>OpenOffice.org/3.4.1$Unix OpenOffice.org_project/341m1$Build-9593</meta:generator>
    <dc:date>2013-10-14T21:52:51</dc:date>
    <meta:editing-duration>PT2H40M40S</meta:editing-duration>
    <meta:editing-cycles>4</meta:editing-cycles>
    <meta:document-statistic meta:table-count="0" meta:image-count="0" meta:object-count="0" meta:page-count="1" meta:paragraph-count="27" meta:word-count="200" meta:character-count="1041"/>
  </office:meta>
</office:document-meta>
</file>